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ttanceAdvic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ttanceAdvice">
            <text:p>RemittanceAdvice</text:p>
          </table:table-cell>
          <table:table-cell table:style-name="ce7" office:value-type="string" office:string-value="Remittance Advice. Details">
            <text:p>Remittance Advice. Details</text:p>
          </table:table-cell>
          <table:table-cell table:style-name="ce7" office:value-type="string" office:string-value=""/>
          <table:table-cell table:style-name="ce7" office:value-type="string" office:string-value="Remittance Advice">
            <text:p>Remittance Adv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hat specifies details of an actual payment.">
            <text:p>A document that specifies details of an actual payment.</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Remittance Advice. UBL Version Identifier. Identifier">
            <text:p>Remittance Advice. UBL Version Identifier.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Remittance Advice. Customization Identifier. Identifier">
            <text:p>Remittance Advice. Customization Identifier.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Remittance Advice. Profile Identifier. Identifier">
            <text:p>Remittance Advice. Profile Identifier.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Remittance Advice. Profile Execution Identifier. Identifier">
            <text:p>Remittance Advice. Profile Execution Identifier.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Remittance Advice. Identifier">
            <text:p>Remittance Advice.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Remittance Advice. Copy_ Indicator. Indicator">
            <text:p>Remittance Advice. Copy_ Indicator. Indicator</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Remittance Advice. UUID. Identifier">
            <text:p>Remittance Advice. UUID. Identifier</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Remittance Advice. Issue Date. Date">
            <text:p>Remittance Advice. Issue Date. Date</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Remittance Advice. Issue Time. Time">
            <text:p>Remittance Advice. Issue Time. Time</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Remittance Advice. Note. Text">
            <text:p>Remittance Advice. Note. Text</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8" office:string-value="Remittance Advice. Document_ Currency Code. Code">
            <text:p>Remittance Advice. Document_ Currency Code. Code</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3]&lt;&gt;&quot;&quot;;CONCATENATE([.F13];&quot; &quot;;[.G13]);[.G13])"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8" office:string-value="Remittance Advice. Total_ Debit Amount. Amount">
            <text:p>Remittance Advice. Total_ Debit Amount. Amount</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Total">
            <text:p>Total</text:p>
          </table:table-cell>
          <table:table-cell office:value-type="string" table:style-name="ce8" office:string-value="Debit">
            <text:p>Debit</text:p>
          </table:table-cell>
          <table:table-cell office:value-type="string" table:style-name="ce8" office:string-value="Amount">
            <text:p>Amount</text:p>
          </table:table-cell>
          <table:table-cell office:value-type="string" table:style-name="ce3" table:formula="of:=IF([.F14]&lt;&gt;&quot;&quot;;CONCATENATE([.F14];&quot; &quot;;[.G14]);[.G14])" office:string-value="Debit Amount">
            <text:p>Debit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4]&lt;&gt;&quot;&quot;;CONCATENATE([.J14];&quot;_ &quot;;[.I14];&quot;. Type&quot;);CONCATENATE([.I14];&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s of all debit amounts for the Remittance Advice.">
            <text:p>The totals of all debit amounts for the Remittance Advi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8" office:string-value="Remittance Advice. Total_ Credit Amount. Amount">
            <text:p>Remittance Advice. Total_ Credit Amount. Amount</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Total">
            <text:p>Total</text:p>
          </table:table-cell>
          <table:table-cell office:value-type="string" table:style-name="ce8" office:string-value="Credit">
            <text:p>Credit</text:p>
          </table:table-cell>
          <table:table-cell office:value-type="string" table:style-name="ce8" office:string-value="Amount">
            <text:p>Amount</text:p>
          </table:table-cell>
          <table:table-cell office:value-type="string" table:style-name="ce3" table:formula="of:=IF([.F15]&lt;&gt;&quot;&quot;;CONCATENATE([.F15];&quot; &quot;;[.G15]);[.G15])" office:string-value="Credit Amount">
            <text:p>Credit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5]&lt;&gt;&quot;&quot;;CONCATENATE([.J15];&quot;_ &quot;;[.I15];&quot;. Type&quot;);CONCATENATE([.I15];&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s of all credit amounts for the Remittance Advice.">
            <text:p>The totals of all credit amounts for the Remittance Advi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PaymentAmount">
            <text:p>TotalPaymentAmount</text:p>
          </table:table-cell>
          <table:table-cell office:value-type="string" table:style-name="ce8" office:string-value="Remittance Advice. Total_ Payment Amount. Amount">
            <text:p>Remittance Advice. Total_ Payment Amount. Amount</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Total">
            <text:p>Total</text:p>
          </table:table-cell>
          <table:table-cell office:value-type="string" table:style-name="ce8" office:string-value="Payment">
            <text:p>Payment</text:p>
          </table:table-cell>
          <table:table-cell office:value-type="string" table:style-name="ce8" office:string-value="Amount">
            <text:p>Amount</text:p>
          </table:table-cell>
          <table:table-cell office:value-type="string" table:style-name="ce3" table:formula="of:=IF([.F16]&lt;&gt;&quot;&quot;;CONCATENATE([.F16];&quot; &quot;;[.G16]);[.G16])" office:string-value="Payment Amount">
            <text:p>Payment Amount</text:p>
          </table:table-cell>
          <table:table-cell office:value-type="string" table:style-name="ce8" office:string-value="Amount">
            <text:p>Amount</text:p>
          </table:table-cell>
          <table:table-cell table:style-name="ce8" office:value-type="string" office:string-value=""/>
          <table:table-cell office:value-type="string" table:style-name="ce3" table:formula="of:=IF([.J16]&lt;&gt;&quot;&quot;;CONCATENATE([.J16];&quot;_ &quot;;[.I16];&quot;. Type&quot;);CONCATENATE([.I16];&quot;. Type&quot;))" office:string-value="Amount. Type">
            <text:p>Amoun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otal payable amount for the Remittance Advice (must be positive).">
            <text:p>The total payable amount for the Remittance Advice (must be positiv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PaymentOrderReference">
            <text:p>PaymentOrderReference</text:p>
          </table:table-cell>
          <table:table-cell office:value-type="string" table:style-name="ce8" office:string-value="Remittance Advice. Payment Order Reference. Text">
            <text:p>Remittance Advice. Payment Order Reference. Text</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Payment Order">
            <text:p>Payment Order</text:p>
          </table:table-cell>
          <table:table-cell office:value-type="string" table:style-name="ce8" office:string-value="Reference">
            <text:p>Reference</text:p>
          </table:table-cell>
          <table:table-cell office:value-type="string" table:style-name="ce3" table:formula="of:=IF([.F17]&lt;&gt;&quot;&quot;;CONCATENATE([.F17];&quot; &quot;;[.G17]);[.G17])" office:string-value="Payment Order Reference">
            <text:p>Payment Order Reference</text:p>
          </table:table-cell>
          <table:table-cell office:value-type="string" table:style-name="ce8" office:string-value="Text">
            <text:p>Text</text:p>
          </table:table-cell>
          <table:table-cell table:style-name="ce8" office:value-type="string" office:string-value=""/>
          <table:table-cell office:value-type="string" table:style-name="ce3"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ternal reference to the order for payment from the payer to the payer's bank.">
            <text:p>An internal reference to the order for payment from the payer to the payer's bank.</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6) changed from A reference to the Payment Order (from the Payer to the Payer s bank). to An internal reference to the order for payment from the Payer to the Payer s bank. ">
            <text:p>Changes for UBL 2.0 Update Package: Definition (cell Q16) changed from <text:s/>A reference to the Payment Order (from the Payer to the Payer s bank). <text:s text:c="2"/>to <text:s/>An internal reference to the order for payment from the Payer to the Payer s bank. </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ayerReference">
            <text:p>PayerReference</text:p>
          </table:table-cell>
          <table:table-cell office:value-type="string" table:style-name="ce8" office:string-value="Remittance Advice. Payer_ Reference. Text">
            <text:p>Remittance Advice. Payer_ Reference. Text</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Payer">
            <text:p>Payer</text:p>
          </table:table-cell>
          <table:table-cell table:style-name="ce8" office:value-type="string" office:string-value=""/>
          <table:table-cell office:value-type="string" table:style-name="ce8" office:string-value="Reference">
            <text:p>Reference</text:p>
          </table:table-cell>
          <table:table-cell office:value-type="string" table:style-name="ce3" table:formula="of:=IF([.F18]&lt;&gt;&quot;&quot;;CONCATENATE([.F18];&quot; &quot;;[.G18]);[.G18])" office:string-value="Reference">
            <text:p>Reference</text:p>
          </table:table-cell>
          <table:table-cell office:value-type="string" table:style-name="ce8" office:string-value="Text">
            <text:p>Text</text:p>
          </table:table-cell>
          <table:table-cell table:style-name="ce8" office:value-type="string" office:string-value=""/>
          <table:table-cell office:value-type="string" table:style-name="ce3" table:formula="of:=IF([.J18]&lt;&gt;&quot;&quot;;CONCATENATE([.J18];&quot;_ &quot;;[.I18];&quot;. Type&quot;);CONCATENATE([.I18];&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ternal reference to the payer's order for payment.">
            <text:p>An internal reference to the payer's order for pay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7) changed from The Payer; s internal reference for the payment. to An internal reference to the Payer s order for payment. ">
            <text:p>Changes for UBL 2.0 Update Package: Definition (cell Q17) changed from <text:s/>The Payer; s internal reference for the payment. <text:s/>to <text:s/>An internal reference to the Payer s order for payment. </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InvoicingPartyReference">
            <text:p>InvoicingPartyReference</text:p>
          </table:table-cell>
          <table:table-cell office:value-type="string" table:style-name="ce8" office:string-value="Remittance Advice. Invoicing Party_ Reference. Text">
            <text:p>Remittance Advice. Invoicing Party_ Reference. Text</text:p>
          </table:table-cell>
          <table:table-cell table:style-name="ce8" office:value-type="string" office:string-value=""/>
          <table:table-cell office:value-type="string" table:style-name="ce8" office:string-value="Remittance Advice">
            <text:p>Remittance Advice</text:p>
          </table:table-cell>
          <table:table-cell office:value-type="string" table:style-name="ce8" office:string-value="Invoicing Party">
            <text:p>Invoicing Party</text:p>
          </table:table-cell>
          <table:table-cell table:style-name="ce8" office:value-type="string" office:string-value=""/>
          <table:table-cell office:value-type="string" table:style-name="ce8" office:string-value="Reference">
            <text:p>Reference</text:p>
          </table:table-cell>
          <table:table-cell office:value-type="string" table:style-name="ce3" table:formula="of:=IF([.F19]&lt;&gt;&quot;&quot;;CONCATENATE([.F19];&quot; &quot;;[.G19]);[.G19])" office:string-value="Reference">
            <text:p>Reference</text:p>
          </table:table-cell>
          <table:table-cell office:value-type="string" table:style-name="ce8" office:string-value="Text">
            <text:p>Text</text:p>
          </table:table-cell>
          <table:table-cell table:style-name="ce8" office:value-type="string" office:string-value=""/>
          <table:table-cell office:value-type="string" table:style-name="ce3" table:formula="of:=IF([.J19]&lt;&gt;&quot;&quot;;CONCATENATE([.J19];&quot;_ &quot;;[.I19];&quot;. Type&quot;);CONCATENATE([.I19];&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nternal reference to the order for payment by the invoicing party. This may have been requested of the payer by the payee to accompany the payer's remittance.">
            <text:p>An internal reference to the order for payment by the invoicing party. This may have been requested of the payer by the payee to accompany the payer's remit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8) changed from The Invoicing Party s reference to the payment, previously requested of the Payer to accompany remittance. to An internal reference of the order for payment for the Invoicing Party. This may have been requested by the Payee of the Payer to accompany their remittance. ">
            <text:p>Changes for UBL 2.0 Update Package: Definition (cell Q18) changed from <text:s/>The Invoicing Party s reference to the payment, previously requested of the Payer to accompany remittance. <text:s text:c="2"/>to <text:s/>An internal reference of the order for payment for the Invoicing Party. This may have been requested by the Payee of the Payer to accompany their remittance. </text:p>
          </table:table-cell>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LineCountNumeric">
            <text:p>LineCountNumeric</text:p>
          </table:table-cell>
          <table:table-cell office:value-type="string" table:style-name="ce8" office:string-value="Remittance Advice. Line Count. Numeric">
            <text:p>Remittance Advice. Line Count. Numeric</text:p>
          </table:table-cell>
          <table:table-cell table:style-name="ce8" office:value-type="string" office:string-value=""/>
          <table:table-cell office:value-type="string" table:style-name="ce8" office:string-value="Remittance Advice">
            <text:p>Remittance Advic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20]&lt;&gt;&quot;&quot;;CONCATENATE([.F20];&quot; &quot;;[.G20]);[.G20])"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20]&lt;&gt;&quot;&quot;;CONCATENATE([.J20];&quot;_ &quot;;[.I20];&quot;. Type&quot;);CONCATENATE([.I20];&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Remittance Advice Lines in the document.">
            <text:p>The number of Remittance Advice Lines in the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voicePeriod">
            <text:p>InvoicePeriod</text:p>
          </table:table-cell>
          <table:table-cell table:style-name="ce9" office:value-type="string" office:string-value="Remittance Advice. Invoice_ Period. Period">
            <text:p>Remittance Advice. Invoice_ Period. Period</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table:formula="of:=[.M21]"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rather than a specific invoice) associated with this document.">
            <text:p>A period (rather than a specific invoice)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illingReference">
            <text:p>BillingReference</text:p>
          </table:table-cell>
          <table:table-cell table:style-name="ce9" office:value-type="string" office:string-value="Remittance Advice. Billing Reference">
            <text:p>Remittance Advice. Billing Reference</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Billing Reference">
            <text:p>Billing Reference</text:p>
          </table:table-cell>
          <table:table-cell table:style-name="ce9" office:value-type="string" office:string-value="Billing Reference">
            <text:p>Billing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Billing Reference">
            <text:p>Billing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a billing document associated with this document.">
            <text:p>A reference to a billing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ext:p>AdditionalDocumentReference</text:p>
          </table:table-cell>
          <table:table-cell table:style-name="ce9" office:value-type="string" office:string-value="Remittance Advice. Additional_ Document Reference. Document Reference">
            <text:p>Remittance Advice. Additional_ Document Reference. Document Reference</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23]"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9" office:value-type="string" office:string-value="Remittance Advice. Signature">
            <text:p>Remittance Advice. Signature</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9" office:value-type="string" office:string-value="Remittance Advice. Accounting_ Customer Party. Customer Party">
            <text:p>Remittance Advice. Accounting_ Customer Party. Customer Party</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5]"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customer party.">
            <text:p>The accounting custom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AccountingSupplierParty">
            <text:p>AccountingSupplierParty</text:p>
          </table:table-cell>
          <table:table-cell table:style-name="ce9" office:value-type="string" office:string-value="Remittance Advice. Accounting_ Supplier Party. Supplier Party">
            <text:p>Remittance Advice. Accounting_ Supplier Party. Supplier Party</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6]"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supplier party.">
            <text:p>The accounting supplier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9" office:value-type="string" office:string-value="Remittance Advice. Payee_ Party. Party">
            <text:p>Remittance Advice. Payee_ Party. Party</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Payee">
            <text:p>Payee</text:p>
          </table:table-cell>
          <table:table-cell table:style-name="ce9" office:value-type="string" office:string-value=""/>
          <table:table-cell table:style-name="ce9" office:value-type="string" office:string-value=""/>
          <table:table-cell table:style-name="ce9" table:formula="of:=[.M2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yee.">
            <text:p>The paye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9" office:value-type="string" office:string-value="Remittance Advice. Payment Means">
            <text:p>Remittance Advice. Payment Means</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8]" office:value-type="string" office:string-value="Payment Means">
            <text:p>Payment Means</text:p>
          </table:table-cell>
          <table:table-cell table:style-name="ce9" office:value-type="string"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Means">
            <text:p>Payment Mean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Expected means of payment.">
            <text:p>Expected means of pay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axTotal">
            <text:p>TaxTotal</text:p>
          </table:table-cell>
          <table:table-cell table:style-name="ce9" office:value-type="string" office:string-value="Remittance Advice. Tax Total">
            <text:p>Remittance Advice. Tax Total</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9]" office:value-type="string" office:string-value="Tax Total">
            <text:p>Tax Total</text:p>
          </table:table-cell>
          <table:table-cell table:style-name="ce9" office:value-type="string"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ax Total">
            <text:p>Tax Total</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total amount of a specific type of tax.">
            <text:p>The total amount of a specific type of tax.</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RemittanceAdviceLine">
            <text:p>RemittanceAdviceLine</text:p>
          </table:table-cell>
          <table:table-cell table:style-name="ce9" office:value-type="string" office:string-value="Remittance Advice. Remittance Advice Line">
            <text:p>Remittance Advice. Remittance Advice Line</text:p>
          </table:table-cell>
          <table:table-cell table:style-name="ce9" office:value-type="string" office:string-value=""/>
          <table:table-cell table:style-name="ce9" office:value-type="string" office:string-value="Remittance Advice">
            <text:p>Remittance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0]" office:value-type="string" office:string-value="Remittance Advice Line">
            <text:p>Remittance Advice Line</text:p>
          </table:table-cell>
          <table:table-cell table:style-name="ce9" office:value-type="string" office:string-value="Remittance Advice Line">
            <text:p>Remittance Advice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Remittance Advice Line">
            <text:p>Remittance Advice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specifying a balance.">
            <text:p>A line specifying a balan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